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auphinPlain" svg:font-family="DauphinPlain"/>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 Sans" svg:font-family="'Open Sans', Arial, sans-serif"/>
    <style:font-face style:name="Source Han Sans CN" svg:font-family="'Source Han Sans CN'" style:font-family-generic="system" style:font-pitch="variable"/>
  </office:font-face-decls>
  <office:automatic-styles>
    <style:style style:name="P1" style:family="paragraph" style:parent-style-name="Footer">
      <style:text-properties fo:background-color="#ffffff"/>
    </style:style>
    <style:style style:name="P2" style:family="paragraph" style:parent-style-name="Footer">
      <style:text-properties fo:background-color="#ffffff"/>
    </style:style>
    <style:style style:name="P3" style:family="paragraph" style:parent-style-name="Heading_20_1">
      <style:paragraph-properties fo:text-align="center" style:justify-single-word="false"/>
      <style:text-properties fo:font-variant="normal" fo:text-transform="none" fo:color="#000000" loext:opacity="100%" style:font-name="Arial1" fo:font-size="16pt" fo:letter-spacing="normal" fo:font-style="normal" fo:font-weight="bold" style:font-size-asian="16pt" style:font-weight-asian="bold" style:font-size-complex="16pt" style:font-weight-complex="bold"/>
    </style:style>
    <style:style style:name="P4" style:family="paragraph" style:parent-style-name="Heading_20_4">
      <loext:graphic-properties draw:fill-gradient-name="gradient" draw:fill-hatch-name="hatch"/>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color="#000000" loext:opacity="100%" style:font-name="Arial1" fo:font-size="10pt" fo:letter-spacing="normal" fo:font-style="italic" fo:font-weight="normal" style:font-size-asian="10pt" style:font-size-complex="10pt"/>
    </style:style>
    <style:style style:name="P5" style:family="paragraph" style:parent-style-name="Heading_20_5">
      <loext:graphic-properties draw:fill-gradient-name="gradient" draw:fill-hatch-name="hatch"/>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font-name="Arial1" fo:font-size="10pt" fo:letter-spacing="normal" fo:font-style="normal" fo:font-weight="normal" style:font-size-asian="10pt" style:font-size-complex="10pt"/>
    </style:style>
    <style:style style:name="P6" style:family="paragraph" style:parent-style-name="Text_20_body">
      <style:paragraph-properties fo:margin-left="0cm" fo:margin-right="0cm" fo:margin-top="0cm" fo:margin-bottom="0.397cm" style:contextual-spacing="false"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7" style:family="paragraph" style:parent-style-name="Text_20_body" style:master-page-name="Landscape">
      <style:paragraph-properties fo:margin-left="0cm" fo:margin-right="0cm" fo:margin-top="0cm" fo:margin-bottom="0.397cm" style:contextual-spacing="false" fo:text-align="start" style:justify-single-word="false" fo:orphans="2" fo:widows="2" fo:text-indent="0cm" style:auto-text-indent="false" style:page-number="auto"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8" style:family="paragraph" style:parent-style-name="Text_20_body" style:master-page-name="">
      <style:paragraph-properties fo:margin-left="0cm" fo:margin-right="0cm" fo:margin-top="0cm" fo:margin-bottom="0.397cm" style:contextual-spacing="false" fo:text-align="start" style:justify-single-word="false" fo:orphans="2" fo:widows="2" fo:text-indent="0cm" style:auto-text-indent="false" style:page-number="auto"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9" style:family="paragraph" style:parent-style-name="Text_20_body">
      <style:paragraph-properties fo:margin-left="0cm" fo:margin-right="0cm" fo:margin-top="0cm" fo:margin-bottom="0.397cm" style:contextual-spacing="false"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paragraph-rsid="001bbfdf" style:font-size-asian="11pt" style:font-size-complex="11pt"/>
    </style:style>
    <style:style style:name="P10" style:family="paragraph" style:parent-style-name="Text_20_body" style:master-page-name="">
      <style:paragraph-properties fo:margin-left="0cm" fo:margin-right="0cm" fo:margin-top="0cm" fo:margin-bottom="0.397cm" style:contextual-spacing="false" fo:text-align="start" style:justify-single-word="false" fo:orphans="2" fo:widows="2" fo:text-indent="0cm" style:auto-text-indent="false" style:page-number="auto" fo:padding="0cm" fo:border="none"/>
      <style:text-properties fo:font-variant="normal" fo:text-transform="none" fo:color="#000000" loext:opacity="100%" style:font-name="Arial1" fo:font-size="11pt" fo:letter-spacing="normal" fo:font-style="normal" fo:font-weight="normal" officeooo:paragraph-rsid="001bbfdf" style:font-size-asian="11pt" style:font-size-complex="11pt"/>
    </style:style>
    <style:style style:name="P11" style:family="paragraph" style:parent-style-name="Text_20_body">
      <style:paragraph-properties fo:margin-left="0cm" fo:margin-right="0cm" fo:margin-top="0cm" fo:margin-bottom="0.397cm" style:contextual-spacing="false"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paragraph-rsid="001cc476" style:font-size-asian="11pt" style:font-size-complex="11pt"/>
    </style:style>
    <style:style style:name="P12" style:family="paragraph" style:parent-style-name="Text_20_body" style:master-page-name="">
      <style:paragraph-properties fo:margin-left="0cm" fo:margin-right="0cm" fo:margin-top="0cm" fo:margin-bottom="0.397cm" style:contextual-spacing="false" fo:text-align="start" style:justify-single-word="false" fo:orphans="2" fo:widows="2" fo:text-indent="0cm" style:auto-text-indent="false" style:page-number="auto" fo:padding="0cm" fo:border="none"/>
      <style:text-properties fo:font-variant="normal" fo:text-transform="none" fo:color="#000000" loext:opacity="100%" style:font-name="Arial1" fo:font-size="11pt" fo:letter-spacing="normal" fo:font-style="normal" fo:font-weight="normal" officeooo:paragraph-rsid="001cc476" style:font-size-asian="11pt" style:font-size-complex="11pt"/>
    </style:style>
    <style:style style:name="P13" style:family="paragraph" style:parent-style-name="Text_20_body">
      <style:paragraph-properties fo:margin-left="0cm" fo:margin-right="0cm" fo:margin-top="0cm" fo:margin-bottom="0.397cm" style:contextual-spacing="false"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paragraph-rsid="001e177e" style:font-size-asian="11pt" style:font-size-complex="11pt"/>
    </style:style>
    <style:style style:name="P14" style:family="paragraph" style:parent-style-name="Text_20_body" style:master-page-name="Landscape">
      <style:paragraph-properties fo:margin-left="0cm" fo:margin-right="0cm" fo:margin-top="0cm" fo:margin-bottom="0.397cm" style:contextual-spacing="false" fo:text-align="start" style:justify-single-word="false" fo:orphans="2" fo:widows="2" fo:text-indent="0cm" style:auto-text-indent="false" style:page-number="auto" fo:padding="0cm" fo:border="none"/>
      <style:text-properties fo:font-variant="normal" fo:text-transform="none" fo:color="#000000" loext:opacity="100%" style:font-name="Arial1" fo:font-size="11pt" fo:letter-spacing="normal" fo:font-style="normal" fo:font-weight="normal" officeooo:paragraph-rsid="001e177e" style:font-size-asian="11pt" style:font-size-complex="11pt"/>
    </style:style>
    <style:style style:name="P15" style:family="paragraph" style:parent-style-name="Text_20_body" style:master-page-name="Standard">
      <style:paragraph-properties fo:margin-left="0cm" fo:margin-right="0cm" fo:margin-top="0cm" fo:margin-bottom="0.397cm" style:contextual-spacing="false" fo:text-align="start" style:justify-single-word="false" fo:orphans="2" fo:widows="2" fo:text-indent="0cm" style:auto-text-indent="false" style:page-number="auto" fo:padding="0cm" fo:border="none"/>
      <style:text-properties fo:font-variant="normal" fo:text-transform="none" fo:color="#000000" loext:opacity="100%" style:font-name="Arial1" fo:font-size="11pt" fo:letter-spacing="normal" fo:font-style="normal" fo:font-weight="normal" officeooo:paragraph-rsid="001e177e" style:font-size-asian="11pt" style:font-size-complex="11pt"/>
    </style:style>
    <style:style style:name="P16" style:family="paragraph" style:parent-style-name="Text_20_body">
      <style:paragraph-properties fo:margin-left="0cm" fo:margin-right="0cm" fo:margin-top="0cm" fo:margin-bottom="0.397cm" style:contextual-spacing="false"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paragraph-rsid="00200c26" style:font-size-asian="11pt" style:font-size-complex="11pt"/>
    </style:style>
    <style:style style:name="P17" style:family="paragraph" style:parent-style-name="Text_20_body" style:master-page-name="Standard">
      <style:paragraph-properties fo:margin-left="0cm" fo:margin-right="0cm" fo:margin-top="0cm" fo:margin-bottom="0.397cm" style:contextual-spacing="false" fo:text-align="start" style:justify-single-word="false" fo:orphans="2" fo:widows="2" fo:text-indent="0cm" style:auto-text-indent="false" style:page-number="auto" fo:padding="0cm" fo:border="none"/>
      <style:text-properties fo:font-variant="normal" fo:text-transform="none" fo:color="#000000" loext:opacity="100%" style:font-name="Arial1" fo:font-size="11pt" fo:letter-spacing="normal" fo:font-style="normal" fo:font-weight="normal" officeooo:paragraph-rsid="00200c26" style:font-size-asian="11pt" style:font-size-complex="11pt"/>
    </style:style>
    <style:style style:name="P18" style:family="paragraph" style:parent-style-name="Text_20_body">
      <loext:graphic-properties draw:fill-gradient-name="gradient" draw:fill-hatch-name="hatch"/>
      <style:paragraph-properties fo:margin-top="0.499cm" fo:margin-bottom="0.25cm" style:contextual-spacing="false" fo:text-align="start" style:justify-single-word="false"/>
      <style:text-properties fo:font-variant="normal" fo:text-transform="none" fo:color="#000000" loext:opacity="100%" style:font-name="Arial1" fo:font-size="11pt" fo:letter-spacing="normal" fo:font-style="normal" fo:font-weight="normal" style:font-size-asian="11pt" style:font-size-complex="11pt"/>
    </style:style>
    <style:style style:name="P19" style:family="paragraph" style:parent-style-name="Text_20_body">
      <style:text-properties fo:font-size="11pt" style:font-size-asian="9.60000038146973pt" style:font-size-complex="11pt"/>
    </style:style>
    <style:style style:name="P20" style:family="paragraph" style:parent-style-name="Text_20_body">
      <style:paragraph-properties fo:text-align="start" style:justify-single-word="false"/>
      <style:text-properties style:font-name="Arial1" fo:font-size="11pt" style:font-size-asian="11pt" style:font-size-complex="11pt"/>
    </style:style>
    <style:style style:name="T1" style:family="text">
      <style:text-properties officeooo:rsid="001a3106"/>
    </style:style>
    <style:style style:name="T2" style:family="text">
      <style:text-properties officeooo:rsid="001cc476"/>
    </style:style>
    <style:style style:name="T3" style:family="text">
      <style:text-properties officeooo:rsid="001e17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Lorem Ipsum</text:h>
      <text:h text:style-name="P4" text:outline-level="4">"Neque porro quisquam est qui dolorem ipsum quia dolor sit amet, consectetur, adipisci velit..."</text:h>
      <text:h text:style-name="P5" text:outline-level="5">"No hay nadie que ame el dolor mismo, que lo busque, lo encuentre y lo quiera, simplemente porque es el dolor."</text:h>
      <text:p text:style-name="P18">Lorem ipsum dolor sit amet, consectetur adipiscing elit. Praesent nec nulla vitae urna fermentum aliquam eu in magna. Aliquam euismod dui et nulla commodo, vel euismod arcu pharetra. Vivamus at cursus lacus, consectetur vulputate massa. Nunc consectetur leo urna, elementum dictum sem posuere ac. Sed sollicitudin porttitor dolor a faucibus. Sed quis mauris eleifend, finibus lectus sit amet, tempus sapien. Nullam fringilla velit felis, ac pulvinar nisl tincidunt eu. Aenean id posuere leo. Class aptent taciti sociosqu ad litora torquent per conubia nostra, per inceptos himenaeos. Phasellus rutrum, justo quis auctor lacinia, urna purus condimentum arcu, sed elementum tortor odio vel dui. Donec facilisis sem vestibulum malesuada finibus. Nullam maximus suscipit luctus. Nulla eget nisl et nisl lacinia gravida. Fusce venenatis justo leo, eu laoreet justo congue nec. Phasellus facilisis, dolor ac lobortis convallis, metus eros tincidunt est, sit amet condimentum leo massa eget ipsum. Donec tempus bibendum nisi eget fermentum.</text:p>
      <text:p text:style-name="P6">Ut a velit vitae massa eleifend eleifend. Sed at odio non turpis porta sagittis dapibus eget leo. Ut aliquam metus eu dictum porta. Pellentesque ornare, mi non mattis euismod, purus odio molestie leo, eget blandit nisl augue mollis libero. Etiam elementum diam nec diam tristique, id malesuada ex tincidunt. Ut ut lorem eleifend, commodo mauris at, viverra erat. Aenean nec hendrerit felis, at vestibulum mauris. Maecenas urna odio, interdum vitae arcu et, feugiat mattis mauris.</text:p>
      <text:p text:style-name="P9">Cras gravida vel orci non porta. Duis porttitor semper mi, ac euismod tortor egestas et. In tincidunt vulputate pharetra. Donec sagittis interdum lorem sed lobortis. Sed blandit scelerisque scelerisque. Donec a sodales arcu, vitae maximus purus. Fusce vitae ipsum at dolor tristique pharetra. Proin scelerisque, augue at blandit aliquet, dui arcu facilisis diam, at consequat nunc tortor ac enim. Nullam efficitur mi nulla, sed eleifend magna facilisis sed. In consectetur mauris massa, in ornare justo lobortis sit amet. Proin a mi felis. Suspendisse scelerisque ornare libero, ut tempus nisl condimentum a. Nunc ullamcorper elit non ligula molestie tristique. Integer ullamcorper, orci nec maximus euismod, mi ligula tincidunt ligula, sed faucibus elit lectus sed libero.</text:p>
      <text:p text:style-name="P13">Duis eu ante euismod, finibus turpis ut, mattis augue. Aenean rhoncus leo sit amet nisi sollicitudin, id maximus odio placerat. In at sodales dui, vel aliquet libero. Proin posuere</text:p>
      <text:p text:style-name="P14"><text:s/>nisi id urna tristique porttitor. In sollicitudin eros nisi, quis dictum turpis dapibus eget. Aenean in pellentesque odio, eget varius sapien. Morbi vel nunc ut neque luctus fermentum. Aenean bibendum arcu nec velit hendrerit iaculis. Nulla at velit vitae erat dignissim facilisis id non tellus.</text:p>
      <text:p text:style-name="P8"/>
      <text:p text:style-name="P6">Sed gravida efficitur dolor ut mollis. Duis fermentum consequat ullamcorper. Etiam tincidunt, dui ac auctor sollicitudin, ipsum massa semper neque, quis venenatis nulla metus quis augue. Nunc id metus at elit mollis dignissim in non nunc. Praesent semper, leo nec sollicitudin vestibulum, diam sapien elementum massa, eu rhoncus dui mauris eget eros. Fusce fermentum molestie enim, non tincidunt nulla faucibus id. Aenean ut dolor pretium, tempor nisi vitae, semper felis. Nam a bibendum eros, ac vulputate enim. Fusce feugiat, dolor a imperdiet dictum, nisi nibh rhoncus risus, ac scelerisque metus est vitae orci. Vestibulum sagittis, metus nec hendrerit posuere, augue ex malesuada augue, sed bibendum mi nunc eget augue. Fusce interdum laoreet ultricies. Nulla pulvinar sit amet tellus quis cursus. Donec lobortis dapibus pharetra.</text:p>
      <text:p text:style-name="P6">Suspendisse elementum nisi sit amet massa venenatis pharetra. In nec rutrum leo. Pellentesque venenatis convallis semper. Suspendisse ac porttitor arcu. Donec nec maximus quam. Phasellus venenatis, nulla sit amet lobortis tristique, nibh leo suscipit ex, in elementum lectus nisl et eros. Ut vitae dolor vel tellus maximus hendrerit. Duis congue neque non ex consectetur, vel commodo ex pretium. Pellentesque quis turpis nunc. Morbi porta elit vitae est pretium, ut sollicitudin tellus tincidunt. Curabitur cursus quam luctus felis elementum consectetur. Interdum et malesuada fames ac ante ipsum primis in faucibus. Quisque lorem nibh, fermentum vulputate luctus ac, posuere eu dolor. Curabitur vestibulum eros eget consequat fermentum.</text:p>
      <text:p text:style-name="P9">Aliquam tristique, odio at cursus auctor, eros orci auctor urna, at blandit ex ipsum vitae arcu. Donec facilisis tortor nec dolor cursus pellentesque. Nunc varius, velit quis ultrices rutrum, tellus dolor lacinia quam, quis tristique purus lectus ut augue. Phasellus ac sapien sit amet nisi aliquet euismod. Curabitur in posuere ipsum. Duis lectus neque, porttitor et fringilla in, ornare in augue. Nam quis finibus tellus. Curabitur pretium venenatis elit id eleifend. Sed iaculis dapibus tempus. Cras vitae aliquam magna. Pellentesque habitant morbi tristique senectus et netus et malesuada fames ac turpis egestas. Ut sit amet vehicula mauris, a maximus magna. Etiam quis feugiat est, in fermentum velit. Integer sit amet ex quis eros facilisis dictum. Curabitur mauris velit, blandit vel felis nec, aliquam faucibus odio.</text:p>
      <text:p text:style-name="P13">Etiam at consequat odio, eget sodales enim. Donec eget lobortis sem. Vivamus suscipit molestie mi ut interdum. Duis eleifend malesuada dignissim. Proin maximus at purus in egestas. Fusce nec diam at dolor cursus elementum quis a augue. Mauris commodo tempus nunc, at vulputate tellus<text:span text:style-name="T3"> </text:span></text:p>
      <text:p text:style-name="P15"><text:s/>commodo id. Donec ut mi eros. Sed et tristique enim, id sagittis felis. In eu accumsan turpis, eu tristique metus. Interdum et malesuada fames ac ante ipsum primis in faucibus. Etiam ut ante molestie, imperdiet enim vestibulum, semper nisl.</text:p>
      <text:p text:style-name="P10"/>
      <text:p text:style-name="P9">Vestibulum bibendum leo et molestie aliquam. Aenean luctus neque et lectus volutpat molestie. Mauris odio eros, sagittis quis purus nec, consectetur finibus metus. Donec aliquet, nunc sed molestie ullamcorper, ex nisl scelerisque neque, a pretium lacus est sit amet turpis. Suspendisse tempus at nunc eget consequat. Nullam ac sapien bibendum, commodo libero ac, pellentesque est. Ut porta, orci sed aliquam mattis, leo diam interdum lacus, a tempor risus lectus imperdiet quam.</text:p>
      <text:p text:style-name="P6">Nulla facilisi. Nulla ut fringilla urna, eget ornare felis. Integer finibus mi id mauris cursus, non euismod dui tempor. Donec dignissim magna auctor magna sollicitudin feugiat. Duis condimentum turpis consequat ex luctus mattis. Quisque fermentum felis vitae mollis maximus. Duis convallis felis lorem, ut pretium orci sagittis nec. Proin efficitur massa purus, id ultrices lorem scelerisque iaculis.</text:p>
      <text:p text:style-name="P9">Donec tincidunt non leo id blandit. Praesent ipsum lorem, congue vitae nunc eu, tempus viverra sem. Sed non dolor dignissim, ullamcorper tortor in, pulvinar dui. In non dapibus metus. Etiam accumsan sapien a felis venenatis fringilla. Cras in consequat felis, nec gravida est. Interdum et malesuada fames ac ante ipsum primis in faucibus. Duis facilisis neque tincidunt, accumsan risus vel, vestibulum mi. Nam nec mollis lacus. Proin sit amet hendrerit enim. In ut aliquam tellus. Morbi eget maximus erat. In odio risus, tempus in aliquet ut, dapibus eu dolor. Nullam a ligula ac lorem vehicula auctor mollis at ex.</text:p>
      <text:p text:style-name="P6">Nulla nisi lorem, venenatis eget velit at, congue egestas neque. Praesent pellentesque odio felis, sed maximus metus sollicitudin a. Vivamus vitae placerat lectus. Suspendisse id magna neque. Quisque sed nisl congue, consectetur magna a, feugiat risus. Mauris rhoncus imperdiet mauris id mattis. Integer nec orci tempor, pharetra lorem ut, porta nulla. Suspendisse vehicula mauris libero, quis mattis nunc rutrum non. Praesent massa eros, vulputate in metus nec, accumsan commodo leo. Cras nec magna leo. Aliquam lacinia massa vitae finibus malesuada. Proin luctus enim eu auctor pulvinar. Sed nisi nisi, vehicula in vestibulum eu, malesuada sed sapien. Donec pellentesque non mauris eu fermentum. Vestibulum aliquam risus libero.</text:p>
      <text:p text:style-name="P7"/>
      <text:p text:style-name="P11">Ut pretium quam vel turpis dapibus vehicula. Vivamus faucibus scelerisque tortor, at maximus libero tristique nec. Proin iaculis hendrerit felis dictum sodales. Cras convallis, ex sit amet tincidunt cursus, mauris augue tempor ipsum, at pellentesque nisl purus et</text:p>
      <text:p text:style-name="P12"><text:s/>metus. Aenean posuere ipsum id arcu condimentum molestie. In feugiat ex a lacus consectetur porta. Nulla feugiat lobortis mi, eu efficitur augue euismod nec. Cras vel luctus nisl, nec elementum quam. Donec nec dictum erat, a condimentum ex. Cras nisl augue, malesuada id nisl et, ultricies venenatis justo.</text:p>
      <text:p text:style-name="P6">In libero orci, iaculis eget aliquam a, sodales ac metus. In non quam scelerisque, interdum enim et, finibus nisl. Nam ipsum nisi, bibendum in urna consectetur, facilisis placerat magna. Aenean vitae metus id quam pulvinar fermentum quis sed urna. Maecenas eros eros, faucibus vestibulum luctus non, posuere ut odio. Nunc tempor viverra nulla eu mollis. Cras vestibulum neque sed ultrices laoreet. Suspendisse nisi mi, pretium in velit et, gravida suscipit turpis. Proin in sem efficitur, porttitor ante ac, facilisis tellus. Fusce a urna ultrices, lacinia massa non, tincidunt risus. Aliquam vitae ligula id justo luctus luctus. Maecenas sagittis in leo ut fermentum. Maecenas molestie sem at lacinia auctor.</text:p>
      <text:p text:style-name="P6">Integer non mauris arcu. Nam molestie vulputate ultricies. Duis in laoreet libero. Vestibulum fermentum cursus aliquam. Curabitur vel eros eget ipsum molestie viverra. Quisque varius interdum velit non ornare. Maecenas sodales felis orci, id ullamcorper mi elementum eu. Integer dapibus quam ut dolor volutpat, a vehicula ipsum euismod. Ut eu purus eget nisi rhoncus semper. Curabitur interdum nunc at velit sodales sollicitudin.</text:p>
      <text:p text:style-name="P6">Vestibulum ante ipsum primis in faucibus orci luctus et ultrices posuere cubilia curae; Integer laoreet semper mollis. Quisque tincidunt blandit lorem, id iaculis augue blandit sed. Nam consectetur enim non sodales euismod. Fusce congue diam in commodo eleifend. Etiam ullamcorper eros placerat risus ultrices tristique. Cras auctor eu nisi a dignissim. Integer in enim at mauris tincidunt sodales ac quis justo. Pellentesque convallis mi eget massa dapibus, et lacinia risus vehicula. Nunc dapibus posuere imperdiet. Etiam eget elit felis. Aenean porta mauris mi, in rhoncus ligula facilisis eu. Donec id auctor sem. Donec commodo rutrum venenatis.</text:p>
      <text:p text:style-name="P16">Proin vitae ante eget nibh consectetur rhoncus. Sed faucibus massa ac ipsum tristique, quis consectetur sem facilisis. Phasellus maximus diam tortor, non mattis lectus lacinia sed. Nam sit amet varius arcu. Aliquam pellentesque condimentum justo, id condimentum nunc ullamcorper in. Sed et</text:p>
      <text:p text:style-name="P17"><text:s/>venenatis libero. Suspendisse potenti. Sed accumsan, ligula ac congue condimentum, ligula leo venenatis nulla, et facilisis nisl massa in dolor. Proin sagittis arcu ut tortor porta fringilla. Proin ut risus erat. Nunc blandit dui est, maximus posuere mauris placerat eu. Cras malesuada feugiat sem eu tempus. Duis mollis est sed laoreet porta. Phasellus sagittis ante enim, et luctus lectus fermentum sed.</text:p>
      <text:p text:style-name="P8"/>
      <text:p text:style-name="P6">Donec vestibulum risus quis urna semper, fermentum dapibus sem sodales. Nullam et congue dolor. Nulla facilisi. Morbi nec tellus nec felis tincidunt tincidunt. Suspendisse fringilla blandit hendrerit. Sed vulputate bibendum ipsum in lobortis. Phasellus eu mi est. Duis ornare faucibus lacus, in finibus felis pharetra non.</text:p>
      <text:p text:style-name="P6">Morbi aliquam, odio sed laoreet pretium, sem ex scelerisque sem, non fermentum ante elit et lectus. Aliquam a nisi id eros rhoncus dignissim non at augue. Quisque a tristique mauris. Nullam commodo sed orci at suscipit. Aenean quis varius sapien. Phasellus gravida convallis ex. Duis tellus augue, scelerisque id aliquam a, interdum ac arcu. Aliquam erat volutpat. Cras sed lorem at sem finibus laoreet. Maecenas commodo laoreet tortor. Fusce at felis diam.</text:p>
      <text:p text:style-name="P6">Integer neque ligula, tincidunt vitae diam eget, dignissim elementum mi. Proin commodo tincidunt nulla quis dictum. Donec placerat vel dolor at dignissim. Mauris sagittis ante metus, dictum blandit mi faucibus vitae. Aenean semper malesuada lorem sit amet vulputate. Pellentesque a diam elementum, convallis metus sed, vulputate ante. Maecenas condimentum sapien non gravida congue. Donec placerat ultricies massa, at accumsan tellus tristique vel. Maecenas pretium turpis sit amet diam euismod, at porttitor magna facilisis. Sed eu odio vitae est feugiat sodales ac quis sapien.</text:p>
      <text:p text:style-name="P20"/>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auphinPlain" svg:font-family="DauphinPlain"/>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 Sans" svg:font-family="'Open Sans', Arial, sans-serif"/>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tab-stops/>
      </style:paragraph-properties>
      <style:text-properties fo:font-size="11pt"/>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margin-top="0cm" fo:margin-bottom="0.7cm" style:contextual-spacing="true" fo:line-height="100%" fo:text-align="center" style:justify-single-word="false">
        <style:tab-stops/>
      </style:paragraph-properties>
      <style:text-properties fo:text-transform="uppercase" fo:font-size="16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8.795cm" style:type="center"/>
          <style:tab-stop style:position="17.59cm" style:type="right"/>
        </style:tab-stops>
      </style:paragraph-properties>
      <style:text-properties fo:font-size="11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1" style:font-family-complex="'Droid Sans Devanagari'" style:font-family-generic-complex="system" style:font-pitch-complex="variable" style:font-size-complex="10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background-color="#ffffff"/>
    </style:style>
    <style:style style:name="MP2" style:family="paragraph" style:parent-style-name="Footer">
      <style:text-properties fo:background-color="#ffffff"/>
    </style:style>
    <style:style style:name="MT1" style:family="text">
      <style:text-properties officeooo:rsid="001a3106"/>
    </style:style>
    <style:style style:name="MT2" style:family="text">
      <style:text-properties officeooo:rsid="001cc476"/>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1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fo:background-color="transparent" style:dynamic-spacing="tru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pan text:style-name="MT1"><text:tab/>Enrique Martínez Añón</text:span></text:p>
      </style:footer>
    </style:master-page>
    <style:master-page style:name="Landscape" style:page-layout-name="Mpm2">
      <style:footer>
        <text:p text:style-name="MP2"><text:page-number text:select-page="current">4</text:page-number><text:span text:style-name="MT2"><text:tab/>Enrique Martínez Añó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3T19:26:37.756384035</meta:creation-date>
    <dc:title>Ofimática</dc:title>
    <meta:editing-duration>PT2M34S</meta:editing-duration>
    <meta:editing-cycles>2</meta:editing-cycles>
    <meta:generator>LibreOffice/7.4.2.3$Linux_X86_64 LibreOffice_project/40$Build-3</meta:generator>
    <dc:date>2022-11-13T19:52:27.857198150</dc:date>
    <meta:document-statistic meta:table-count="0" meta:image-count="0" meta:object-count="0" meta:page-count="5" meta:paragraph-count="29" meta:word-count="1885" meta:character-count="12581" meta:non-whitespace-character-count="10720"/>
    <meta:template xlink:type="simple" xlink:actuate="onRequest" xlink:title="Ofimática" xlink:href="../../../Plantillas/Ofimática.ott" meta:date="2022-11-13T19:26:37.363148703"/>
  </office:meta>
</office:document-meta>
</file>